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714cm"/>
    </style:style>
    <style:style style:name="co2" style:family="table-column">
      <style:table-column-properties fo:break-before="auto" style:column-width="8.387cm"/>
    </style:style>
    <style:style style:name="co3" style:family="table-column">
      <style:table-column-properties fo:break-before="auto" style:column-width="8.223cm"/>
    </style:style>
    <style:style style:name="co4" style:family="table-column">
      <style:table-column-properties fo:break-before="auto" style:column-width="10.402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/>
          <table:table-cell office:value-type="string">
            <text:p>Pflichtfächer</text:p>
          </table:table-cell>
          <table:table-cell office:value-type="string">
            <text:p>Ergänzende Pflichtfächer</text:p>
          </table:table-cell>
          <table:table-cell office:value-type="string">
            <text:p>Wahlfächer</text:p>
          </table:table-cell>
          <table:table-cell office:value-type="string">
            <text:p>bereits im Bachelor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W</text:p>
          </table:table-cell>
          <table:table-cell/>
        </table:table-row>
        <table:table-row table:style-name="ro2">
          <table:table-cell office:value-type="string">
            <text:p>Distributed Systems</text:p>
          </table:table-cell>
          <table:table-cell office:value-type="string">
            <text:p>3.0 VU Grid Computing</text:p>
          </table:table-cell>
          <table:table-cell office:value-type="string">
            <text:p>3,0 VU Entwurfsmethoden für verteilte Systeme</text:p>
          </table:table-cell>
          <table:table-cell office:value-type="string">
            <text:p>4,5 VL Computer Networks</text:p>
          </table:table-cell>
          <table:table-cell office:value-type="string">
            <text:p>3,0 VU Internet-Applikationen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 office:value-type="string">
            <text:p>S1</text:p>
          </table:table-cell>
        </table:table-row>
        <table:table-row table:style-name="ro2">
          <table:table-cell/>
          <table:table-cell office:value-type="string">
            <text:p>6,0 VL Technologien für Verteilte Systeme</text:p>
          </table:table-cell>
          <table:table-cell office:value-type="string">
            <text:p>3,0 VU Software Architekturen</text:p>
          </table:table-cell>
          <table:table-cell office:value-type="string">
            <text:p>3,0 VO Peer-to-Peer System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>
            <text:p>Formale Methoden</text:p>
          </table:table-cell>
          <table:table-cell office:value-type="string">
            <text:p>1,5 VU Algorithmen auf Graphen</text:p>
          </table:table-cell>
          <table:table-cell/>
          <table:table-cell office:value-type="string">
            <text:p>6,0 VL Formale Verifikation von Software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string">
            <text:p>S1</text:p>
          </table:table-cell>
        </table:table-row>
        <table:table-row table:style-name="ro1">
          <table:table-cell/>
          <table:table-cell office:value-type="string">
            <text:p>4,5 VU Theoretische Informatik 2</text:p>
          </table:table-cell>
          <table:table-cell/>
          <table:table-cell office:value-type="string">
            <text:p>3,0 VU Komplexitätstheori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3,0 SE Seminar aus theoretischer Informatik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1,5 VU Algorithmen auf Graphen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Software Engineering</text:p>
          </table:table-cell>
          <table:table-cell office:value-type="string">
            <text:p>6,0 PR Informatikpraktikum 1</text:p>
          </table:table-cell>
          <table:table-cell office:value-type="string">
            <text:p>3,0 VU Requirementsanalyse und -spezifikation</text:p>
          </table:table-cell>
          <table:table-cell office:value-type="string">
            <text:p>6,0 PR Informatikpraktikum 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S1</text:p>
          </table:table-cell>
        </table:table-row>
        <table:table-row table:style-name="ro3">
          <table:table-cell table:number-columns-repeated="2"/>
          <table:table-cell office:value-type="string">
            <text:p>3,0 VU Software Testen</text:p>
          </table:table-cell>
          <table:table-cell office:value-type="string">
            <text:p>3,0 VU Management von Software Projekte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3,0 VU Software Wartung und Evolution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ächerübergreifende Qualifikationen und freie Wahl</text:p>
          </table:table-cell>
          <table:table-cell table:number-columns-repeated="2"/>
          <table:table-cell office:value-type="string">
            <text:p>1,5 VO Die Europäische Union: Institutionen und Politike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string">
            <text:p>S1</text:p>
          </table:table-cell>
        </table:table-row>
        <table:table-row table:style-name="ro1">
          <table:table-cell table:number-columns-repeated="3"/>
          <table:table-cell office:value-type="string">
            <text:p>2,0 VO Geschichte der Informatik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3,0 VO Kurt Gödel und die mathematische Logik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1,0 VO Patentrec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3,0 VO Vertrags-u.Haftungsrecht f.Ingenieur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3,0 VO Entwurf, Errichtung und Management von Datennetzen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mputersprachen und Programmierung</text:p>
          </table:table-cell>
          <table:table-cell table:number-columns-repeated="4"/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Information Systems</text:p>
          </table:table-cell>
          <table:table-cell/>
          <table:table-cell office:value-type="string">
            <text:p>3,0 VU Internet Security</text:p>
          </table:table-cell>
          <table:table-cell office:value-type="string">
            <text:p>3,0 LU Computergrafik 1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1</text:p>
          </table:table-cell>
        </table:table-row>
        <table:table-row table:style-name="ro2">
          <table:table-cell table:number-columns-repeated="3"/>
          <table:table-cell office:value-type="string">
            <text:p>3,0 VU Einführung in Semantic Web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3,0 SE Seminar für DiplomandInnen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3,0 VU Web Data Extraction and Integration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Wirtschaft und Management</text:p>
          </table:table-cell>
          <table:table-cell table:number-columns-repeated="4"/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Innovation</text:p>
          </table:table-cell>
          <table:table-cell table:number-columns-repeated="4"/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formula="of:=SUM([.F2:.F30])" office:value-type="float" office:value="21">
            <text:p>21</text:p>
          </table:table-cell>
          <table:table-cell table:formula="of:=SUM([.G2:.G30])" office:value-type="float" office:value="15">
            <text:p>15</text:p>
          </table:table-cell>
          <table:table-cell table:formula="of:=SUM([.H2:.H30])" office:value-type="float" office:value="58.5">
            <text:p>58,5</text:p>
          </table:table-cell>
          <table:table-cell table:formula="of:=SUM([.F32:.H32])" office:value-type="float" office:value="94.5">
            <text:p>94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chen </meta:initial-creator>
    <meta:creation-date>2013-08-28T11:55:24</meta:creation-date>
    <dc:date>2013-08-28T12:33:55</dc:date>
    <dc:creator>paulchen </dc:creator>
    <meta:editing-duration>PT8M</meta:editing-duration>
    <meta:editing-cycles>2</meta:editing-cycles>
    <meta:generator>LibreOffice/4.0.2.2$Linux_X86_64 LibreOffice_project/400m0$Build-2</meta:generator>
    <meta:document-statistic meta:table-count="1" meta:cell-count="79" meta:object-count="0"/>
  </office:meta>
</office:document-meta>
</file>